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3" style:family="graphic" style:parent-style-name="standard">
      <style:graphic-properties draw:fill-color="#99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cm" svg:height="1cm" svg:x="2.2cm" svg:y="4.4cm">
          <text:p text:style-name="P1">Nombre</text:p>
        </draw:rect>
        <draw:frame draw:style-name="gr2" draw:layer="layout" svg:width="17.2cm" svg:height="1.675cm" svg:x="2.1cm" svg:y="2.3cm">
          <draw:text-box>
            <text:p>Pagina de registro a <text:span text:style-name="T1">proyecto</text:span> server de búsqueda de empleo</text:p>
          </draw:text-box>
        </draw:frame>
        <draw:rect draw:style-name="gr1" draw:text-style-name="P1" draw:layer="layout" svg:width="5.4cm" svg:height="1cm" svg:x="6.7cm" svg:y="4.4cm">
          <text:p text:style-name="P1">1º Apellido</text:p>
        </draw:rect>
        <draw:rect draw:style-name="gr1" draw:text-style-name="P1" draw:layer="layout" svg:width="5.4cm" svg:height="1cm" svg:x="12.6cm" svg:y="4.4cm">
          <text:p text:style-name="P1">2º Apellido</text:p>
        </draw:rect>
        <draw:rect draw:style-name="gr1" draw:text-style-name="P1" draw:layer="layout" svg:width="9.9cm" svg:height="0.994cm" svg:x="8.1cm" svg:y="5.806cm">
          <text:p text:style-name="P1">Nombre de empresa</text:p>
        </draw:rect>
        <draw:rect draw:style-name="gr1" draw:text-style-name="P1" draw:layer="layout" svg:width="5cm" svg:height="1.1cm" svg:x="13.1cm" svg:y="7.2cm">
          <text:p text:style-name="P1">Lugar</text:p>
        </draw:rect>
        <draw:rect draw:style-name="gr1" draw:text-style-name="P1" draw:layer="layout" svg:width="4.1cm" svg:height="1.1cm" svg:x="2.2cm" svg:y="8.554cm">
          <text:p text:style-name="P1">Provincia</text:p>
        </draw:rect>
        <draw:rect draw:style-name="gr1" draw:text-style-name="P1" draw:layer="layout" svg:width="6.811cm" svg:height="1.1cm" svg:x="6.711cm" svg:y="8.553cm">
          <text:p text:style-name="P1">Email</text:p>
        </draw:rect>
        <draw:rect draw:style-name="gr1" draw:text-style-name="P1" draw:layer="layout" svg:width="10.6cm" svg:height="1.1cm" svg:x="2.2cm" svg:y="7.2cm">
          <text:p text:style-name="P1">Dirección</text:p>
        </draw:rect>
        <draw:rect draw:style-name="gr1" draw:text-style-name="P1" draw:layer="layout" svg:width="4.3cm" svg:height="1.106cm" svg:x="13.8cm" svg:y="8.594cm">
          <text:p text:style-name="P1">Nº Teléfono</text:p>
        </draw:rect>
        <draw:rect draw:style-name="gr3" draw:text-style-name="P1" draw:layer="layout" svg:width="8.5cm" svg:height="1.7cm" svg:x="2.5cm" svg:y="18.6cm">
          <text:p text:style-name="P1">Agregar datos de </text:p>
          <text:p text:style-name="P1">otra empresa</text:p>
        </draw:rect>
        <draw:frame draw:style-name="gr4" draw:layer="layout" svg:width="14.525cm" svg:height="3.099cm" svg:x="2.5cm" svg:y="14.7cm">
          <draw:text-box>
            <text:p>Al hacer clic en agregar datos de otra empresa se guardaran los datos actuales y se le pedirán los datos de su otra empresa para poder publicar ofertas de ambas empresas.</text:p>
          </draw:text-box>
        </draw:frame>
        <draw:rect draw:style-name="gr1" draw:text-style-name="P2" draw:layer="layout" svg:width="6.6cm" svg:height="1.7cm" svg:x="11.9cm" svg:y="18.6cm">
          <text:p text:style-name="P1"><text:span text:style-name="T2">Guardar</text:span></text:p>
        </draw:rect>
        <draw:custom-shape draw:style-name="gr5" draw:text-style-name="P1" draw:layer="layout" svg:width="5.2cm" svg:height="1.148cm" svg:x="12.9cm" svg:y="9.952cm">
          <text:p text:style-name="P1">2º nº de <text:span text:style-name="T1">teléfono</text:span> 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0.4cm" svg:height="1.1cm" svg:x="2.2cm" svg:y="10cm">
          <text:p text:style-name="P1">2º Email</text:p>
        </draw:rect>
        <draw:rect draw:style-name="gr1" draw:text-style-name="P1" draw:layer="layout" svg:width="5.6cm" svg:height="1cm" svg:x="2.2cm" svg:y="5.8cm">
          <text:p text:style-name="P1">DNI</text:p>
        </draw:rect>
        <draw:rect draw:style-name="gr1" draw:text-style-name="P1" draw:layer="layout" svg:width="7.7cm" svg:height="1.1cm" svg:x="2.2cm" svg:y="11.4cm">
          <text:p text:style-name="P1">Contraseña</text:p>
        </draw:rect>
        <draw:rect draw:style-name="gr1" draw:text-style-name="P1" draw:layer="layout" svg:width="7.7cm" svg:height="1.1cm" svg:x="2.2cm" svg:y="12.9cm">
          <text:p text:style-name="P1">Confirmar contraseña</text:p>
        </draw:rect>
        <draw:frame draw:style-name="gr6" draw:layer="layout" svg:width="9.344cm" svg:height="0.963cm" svg:x="10.256cm" svg:y="11.437cm">
          <draw:text-box>
            <text:p><text:span text:style-name="T1">Introduzca</text:span> al menos 8 <text:span text:style-name="T1">dígitos</text:span></text:p>
          </draw:text-box>
        </draw:frame>
        <draw:frame draw:style-name="gr7" draw:layer="layout" svg:width="7.474cm" svg:height="1.675cm" svg:x="10.611cm" svg:y="12.733cm">
          <draw:text-box>
            <text:p>Introduzca la contraseña</text:p>
            <text:p>De nuevo para confirm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50:41.55</meta:creation-date>
    <dc:date>2020-09-04T09:31:30.68</dc:date>
    <meta:editing-duration>PT54M44S</meta:editing-duration>
    <meta:editing-cycles>4</meta:editing-cycles>
    <meta:generator>OpenOffice/4.1.7$Win32 OpenOffice.org_project/417m1$Build-9800</meta:generator>
    <meta:document-statistic meta:object-count="20"/>
  </office:meta>
</office:document-meta>
</file>